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B00000283820D825BBD7EA3B9.png" manifest:media-type="image/png"/>
  <manifest:file-entry manifest:full-path="Pictures/10000201000001E000000085828BFE7FADE2C2B5.png" manifest:media-type="image/png"/>
  <manifest:file-entry manifest:full-path="Pictures/10000201000002EA00000283B2DCCF465873282D.png" manifest:media-type="image/png"/>
  <manifest:file-entry manifest:full-path="Pictures/10000201000002EA0000028380D25296EC5058E6.png" manifest:media-type="image/png"/>
  <manifest:file-entry manifest:full-path="Pictures/10000201000002FB00000283B096469EF61C2167.png" manifest:media-type="image/png"/>
  <manifest:file-entry manifest:full-path="Pictures/10000201000002EA000002838D7E7C0342529A74.png" manifest:media-type="image/png"/>
  <manifest:file-entry manifest:full-path="Pictures/10000201000002FB00000283B68B2F81066B9473.png" manifest:media-type="image/png"/>
  <manifest:file-entry manifest:full-path="Pictures/10000201000002FB000002831AC5FD640F5D6176.png" manifest:media-type="image/png"/>
  <manifest:file-entry manifest:full-path="Pictures/10000201000002EA000002835A8175E72791E225.png" manifest:media-type="image/png"/>
  <manifest:file-entry manifest:full-path="Pictures/10000201000002FB000002832395C764DC140500.png" manifest:media-type="image/png"/>
  <manifest:file-entry manifest:full-path="Pictures/10000201000002FB00000283C51485E5D22240FF.png" manifest:media-type="image/png"/>
  <manifest:file-entry manifest:full-path="Pictures/100002010000030400000272D79EB447CBE4DCD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7cee" officeooo:paragraph-rsid="00157cee"/>
    </style:style>
    <style:style style:name="P2" style:family="paragraph" style:parent-style-name="Standard">
      <style:text-properties officeooo:paragraph-rsid="00157cee"/>
    </style:style>
    <style:style style:name="P3" style:family="paragraph" style:parent-style-name="Standard">
      <style:text-properties officeooo:rsid="00157cee" officeooo:paragraph-rsid="00157ce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width="5.0008in" svg:height="1.3854in" draw:z-index="1"><draw:image xlink:href="Pictures/10000201000001E000000085828BFE7FADE2C2B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draw:frame draw:style-name="fr2" draw:name="Image1" text:anchor-type="char" svg:width="6.3583in" svg:height="5.3583in" draw:z-index="0"><draw:image xlink:href="Pictures/10000201000002FB00000283820D825BBD7EA3B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6.2165in" svg:height="5.3583in" draw:z-index="2"><draw:image xlink:href="Pictures/10000201000002EA0000028380D25296EC5058E6.png" xlink:type="simple" xlink:show="embed" xlink:actuate="onLoad" draw:mime-type="image/png"/></draw:frame><text:soft-page-break/></text:p>
      <text:p text:style-name="P1"><draw:frame draw:style-name="fr2" draw:name="Image4" text:anchor-type="char" svg:width="6.2165in" svg:height="5.3583in" draw:z-index="3"><draw:image xlink:href="Pictures/10000201000002EA000002838D7E7C0342529A74.png" xlink:type="simple" xlink:show="embed" xlink:actuate="onLoad" draw:mime-type="image/png"/></draw:frame></text:p>
      <text:p text:style-name="P1"><draw:frame draw:style-name="fr1" draw:name="Image5" text:anchor-type="char" svg:width="6.3583in" svg:height="5.3583in" draw:z-index="4"><draw:image xlink:href="Pictures/10000201000002FB00000283B68B2F81066B947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width="6.2165in" svg:height="5.3583in" draw:z-index="5"><draw:image xlink:href="Pictures/10000201000002EA00000283B2DCCF465873282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width="6.3583in" svg:height="5.3583in" draw:z-index="6"><draw:image xlink:href="Pictures/10000201000002FB000002831AC5FD640F5D617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width="6.2165in" svg:height="5.3583in" draw:z-index="7"><draw:image xlink:href="Pictures/10000201000002EA000002835A8175E72791E22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width="6.3583in" svg:height="5.3583in" draw:z-index="8"><draw:image xlink:href="Pictures/10000201000002FB000002832395C764DC14050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width="6.3583in" svg:height="5.3583in" draw:z-index="9"><draw:image xlink:href="Pictures/10000201000002FB00000283B096469EF61C2167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1" text:anchor-type="char" svg:width="6.3583in" svg:height="5.3583in" draw:z-index="10"><draw:image xlink:href="Pictures/10000201000002FB00000283C51485E5D22240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2" text:anchor-type="char" svg:width="6.4335in" svg:height="5.2165in" draw:z-index="11"><draw:image xlink:href="Pictures/100002010000030400000272D79EB447CBE4DCD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31T20:54:43.967000000</meta:creation-date>
    <dc:date>2020-11-01T14:55:36.151000000</dc:date>
    <meta:editing-duration>PT19M6S</meta:editing-duration>
    <meta:editing-cycles>3</meta:editing-cycles>
    <meta:generator>LibreOffice/7.0.1.2$Windows_X86_64 LibreOffice_project/7cbcfc562f6eb6708b5ff7d7397325de9e764452</meta:generator>
    <meta:document-statistic meta:table-count="0" meta:image-count="12" meta:object-count="0" meta:page-count="10" meta:paragraph-count="0" meta:word-count="0" meta:character-count="0" meta:non-whitespace-character-count="0"/>
  </office:meta>
</office:document-meta>
</file>